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Lohit Devanagari1" svg:font-family="'Lohit Devanagari'"/>
    <style:font-face style:name="Spranq eco sans" svg:font-family="'Spranq eco sans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1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 for Librarian</text:p>
      <text:p text:style-name="Subtitle">Including User Manual and Technical Notes</text:p>
      <text:h text:style-name="Heading_20_1" text:outline-level="1">Introduction</text:h>
      <text:p text:style-name="Text_20_body">The Librarian in a python application for storing the contents of your book library using a web-cam to scan the ISBN code. <text:s/>It also tracks loaned out books. <text:s/>(Which was the original purpose as I often loan books and never see them again). <text:s/>Provided an internet connection is available the ISBN is looked up in a database and the book details returned. <text:s/>Books can be also added manually. <text:s/>Back end storage uses a MySQL or sqlite3 database. <text:s/>It is not a polished product but serves my needs well.</text:p>
      <text:h text:style-name="Heading_20_1" text:outline-level="1">Setup</text:h>
      <text:p text:style-name="Text_20_body">Unzip all the files into a suitable directory. <text:s/>Make sure the python files are executable using chmod +x *.py. <text:s/>Create the database using the command mysql dbname [-p] &lt; database.schema.sql. <text:s/>On first run a dummy config file is created, this will have to edited to reference your newly created database. <text:s/>On second run the program should connect to the database successfully. <text:s/>If not check your connection details. <text:s/>Some additional Python libraries will be required to run the application.</text:p>
      <text:h text:style-name="Heading_20_1" text:outline-level="1">Usage</text:h>
      <text:p text:style-name="Text_20_body">Start librarian in the usual way. <text:s/>A list of stored books is displayed with sortable columns and a tool menu. <text:s text:c="2"/>Initially of course your book list be empty and you will need to add some books.</text:p>
      <text:h text:style-name="Heading_20_2" text:outline-level="2">Adding a Book by Scanning</text:h>
      <text:p text:style-name="Text_20_body">You will need to have a web-cam plugged in and set to focus quite close, 6” to 8” perhaps. <text:s/>Click the “Scan New” to open a dialogue window. <text:s/>Press the scan button and a camera window will appear, this can be used to focus and position the camera. <text:s/>As soon as the bar-code is acquired the camera window will close and the book details should appear in the Window. <text:s/>Clicking the “ADD” button will insert the book into the database. <text:s/>Closing the window will reveal the book added to the book list. <text:s/>It is of course possible to own more than one copy of a book. <text:s/>Scanning a book twice will add a warning that you already own the book and you have to option to add the book or not. <text:s/></text:p>
      <text:h text:style-name="Heading_20_2" text:outline-level="2">Adding a Book Manually</text:h>
      <text:p text:style-name="Text_20_body">Books can be added manually by filling in the fields in the query window and clicking the <text:s/>NEW BOOK button. <text:s/>If a current book's details are already displayed, use the CLEAR button to clear all the fields prior to entering a new book's details.</text:p>
      <text:h text:style-name="Heading_20_2" text:outline-level="2">Editing a Book Details</text:h>
      <text:h text:style-name="Heading_20_2" text:outline-level="2">Lending a Book</text:h>
      <text:p text:style-name="Text_20_body"><text:span text:style-name="Source_20_Text"><text:span text:style-name="T1">To lend a book you need to add a borrower. <text:s/>This is done in the query window. <text:s/>Double click the book the book you wish to lend, or select and click QUERY to open the query window. <text:s/>If the borrower is not in the drop down list of borrowers, click the ADD button to open the add borrower window. <text:s/>Fill in the details and click OK.</text:span></text:span></text:p>
      <text:p text:style-name="Text_20_body"><text:soft-page-break/><text:span text:style-name="Source_20_Text"><text:span text:style-name="T1">Once a borrower has been inserted you can lend a book. <text:s/>Select the book and click on “QUERY” to open a query window. <text:s/>Select the borrowers name from the drop-down list and click the borrowed button. <text:s/>Close the window. <text:s/>Now clicking the “BORROWED” button in the main window will display a list of borrowed books. <text:s/>In addition, books you have been lent are also listed along with the name of the person you borrowed it from.</text:span></text:span></text:p>
      <text:h text:style-name="Heading_20_2" text:outline-level="2"><text:span text:style-name="Source_20_Text"><text:span text:style-name="T1">Returned Books</text:span></text:span></text:h>
      <text:p text:style-name="Text_20_body"><text:span text:style-name="Source_20_Text"><text:span text:style-name="T1">Once a borrower returns a book, select the book in the main window and click ”QUERY”. <text:s/>The borrowed will be shown checked and name of the borrower will be in the drop-down list window. <text:s/>Simply press the borrowed button to un-check it and close the window. <text:s/>The book will no longer be in the borrowed list. </text:span></text:span></text:p>
      <text:p text:style-name="Text_20_body"><text:span text:style-name="Source_20_Text"><text:span text:style-name="T1">If you return a book to a lender simply remove the book from your database using the query window and the REMOVE button</text:span></text:span></text:p>
      <text:h text:style-name="Heading_20_1" text:outline-level="1"><text:span text:style-name="Source_20_Text"><text:span text:style-name="T1">Technical Notes</text:span></text:span></text:h>
      <text:p text:style-name="Text_20_body"><text:span text:style-name="Source_20_Text"><text:span text:style-name="T1">Will be here one day. <text:s/>Mayb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/>
    <style:font-face style:name="Lohit Devanagari1" svg:font-family="'Lohit Devanagari'"/>
    <style:font-face style:name="Spranq eco sans" svg:font-family="'Spranq eco sans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1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Spranq eco sans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1T13:30:05</meta:creation-date>
    <meta:generator>LibreOffice/3.5$Linux_x86 LibreOffice_project/3215f89-f603614-ab984f2-7348103-1225a5b</meta:generator>
    <dc:date>2012-11-16T09:38:47</dc:date>
    <meta:editing-duration>PT56M30S</meta:editing-duration>
    <meta:editing-cycles>23</meta:editing-cycles>
    <meta:document-statistic meta:table-count="0" meta:image-count="0" meta:object-count="0" meta:page-count="2" meta:paragraph-count="21" meta:word-count="645" meta:character-count="3515" meta:non-whitespace-character-count="2860"/>
  </office:meta>
</office:document-meta>
</file>